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1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26643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officeooo:rsid="00206f43" officeooo:paragraph-rsid="00206f43"/>
    </style:style>
    <style:style style:name="P10" style:family="paragraph" style:parent-style-name="Table_20_Contents">
      <style:text-properties style:font-name="helevetica" officeooo:rsid="00206f43" officeooo:paragraph-rsid="003f50e8"/>
    </style:style>
    <style:style style:name="P11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2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3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17" style:family="paragraph" style:parent-style-name="Table_20_Contents">
      <style:text-properties style:font-name="helevetica" fo:font-style="normal" fo:font-weight="bold" officeooo:rsid="00124a89" officeooo:paragraph-rsid="0015d714" style:font-style-asian="normal" style:font-weight-asian="bold" style:font-style-complex="normal" style:font-weight-complex="bold"/>
    </style:style>
    <style:style style:name="P18" style:family="paragraph" style:parent-style-name="Table_20_Contents">
      <style:text-properties style:font-name="helevetica" officeooo:rsid="003d57ff" officeooo:paragraph-rsid="003d57ff"/>
    </style:style>
    <style:style style:name="P19" style:family="paragraph" style:parent-style-name="Table_20_Contents">
      <style:text-properties style:font-name="helevetica" officeooo:rsid="00307bf2" officeooo:paragraph-rsid="00307bf2"/>
    </style:style>
    <style:style style:name="P20" style:family="paragraph" style:parent-style-name="Table_20_Contents">
      <style:text-properties style:font-name="helevetica" officeooo:rsid="0046ee80" officeooo:paragraph-rsid="0046ee80"/>
    </style:style>
    <style:style style:name="P21" style:family="paragraph" style:parent-style-name="Table_20_Contents">
      <style:text-properties style:font-name="helevetica" fo:font-size="11pt" officeooo:rsid="002382c5" officeooo:paragraph-rsid="002382c5" style:font-size-asian="11pt" style:font-size-complex="11pt"/>
    </style:style>
    <style:style style:name="P22" style:family="paragraph" style:parent-style-name="Table_20_Contents">
      <style:text-properties style:font-name="helevetica" fo:font-size="11pt" officeooo:rsid="00124a89" officeooo:paragraph-rsid="00192189" style:font-size-asian="11pt" style:font-size-complex="11pt"/>
    </style:style>
    <style:style style:name="P23" style:family="paragraph" style:parent-style-name="Table_20_Contents">
      <style:text-properties fo:font-variant="normal" fo:text-transform="none" style:font-name="helevetica" fo:font-size="11pt" fo:letter-spacing="normal" fo:font-style="normal" fo:font-weight="normal" officeooo:rsid="00395653" officeooo:paragraph-rsid="00192189" style:font-size-asian="11pt" style:font-size-complex="11pt"/>
    </style:style>
    <style:style style:name="P24" style:family="paragraph" style:parent-style-name="Table_20_Contents">
      <style:text-properties fo:font-variant="normal" fo:text-transform="none" style:font-name="helevetica" fo:font-size="11pt" fo:letter-spacing="normal" fo:font-style="normal" fo:font-weight="normal" officeooo:rsid="00124a89" officeooo:paragraph-rsid="00192189" style:font-size-asian="11pt" style:font-size-complex="11pt"/>
    </style:style>
    <style:style style:name="P25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6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27" style:family="paragraph" style:parent-style-name="Table_20_Contents" style:list-style-name="L1">
      <style:text-properties style:font-name="helevetica" fo:font-size="12pt" officeooo:rsid="0041a779" officeooo:paragraph-rsid="0041a77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1a779"/>
    </style:style>
    <style:style style:name="T3" style:family="text">
      <style:text-properties fo:font-variant="normal" fo:text-transform="none" fo:letter-spacing="normal" fo:font-style="normal" fo:font-weight="normal" officeooo:rsid="004d555e"/>
    </style:style>
    <style:style style:name="T4" style:family="text">
      <style:text-properties fo:font-variant="normal" fo:text-transform="none" fo:letter-spacing="normal" fo:font-style="normal" fo:font-weight="normal" officeooo:rsid="0053f383"/>
    </style:style>
    <style:style style:name="T5" style:family="text">
      <style:text-properties fo:font-variant="normal" fo:text-transform="none" style:font-name="helevetica" fo:font-size="11pt" fo:letter-spacing="normal" fo:font-style="normal" fo:font-weight="bold" style:font-size-asian="11pt" style:font-size-complex="11pt"/>
    </style:style>
    <style:style style:name="T6" style:family="text">
      <style:text-properties fo:font-variant="normal" fo:text-transform="none" style:font-name="helevetica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style:font-name="helevetica" fo:font-size="11pt" fo:letter-spacing="normal" fo:font-style="normal" fo:font-weight="normal" officeooo:rsid="003d57ff" style:font-size-asian="11pt" style:font-size-complex="11pt"/>
    </style:style>
    <style:style style:name="T8" style:family="text">
      <style:text-properties fo:font-variant="normal" fo:text-transform="none" style:font-name="helevetica" fo:font-size="11pt" fo:letter-spacing="normal" fo:font-style="normal" fo:font-weight="normal" officeooo:rsid="003f50e8" style:font-size-asian="11pt" style:font-size-complex="11pt"/>
    </style:style>
    <style:style style:name="T9" style:family="text">
      <style:text-properties fo:font-variant="normal" fo:text-transform="none" style:font-name="helevetica" fo:font-size="11pt" fo:letter-spacing="normal" fo:font-style="normal" fo:font-weight="normal" officeooo:rsid="0027b5eb" style:font-size-asian="11pt" style:font-size-complex="11pt"/>
    </style:style>
    <style:style style:name="T10" style:family="text">
      <style:text-properties fo:font-variant="normal" fo:text-transform="none" style:font-name="helevetica" fo:font-size="11pt" fo:letter-spacing="normal" fo:font-style="normal" fo:font-weight="normal" officeooo:rsid="004d555e" style:font-size-asian="11pt" style:font-size-complex="11pt"/>
    </style:style>
    <style:style style:name="T11" style:family="text">
      <style:text-properties fo:font-variant="normal" fo:text-transform="none" style:font-name="helevetica" fo:font-size="11pt" fo:letter-spacing="normal" style:font-size-asian="11pt" style:font-size-complex="11pt"/>
    </style:style>
    <style:style style:name="T12" style:family="text">
      <style:text-properties officeooo:rsid="0015d714"/>
    </style:style>
    <style:style style:name="T13" style:family="text">
      <style:text-properties officeooo:rsid="00165d7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382c5" style:font-weight-asian="bold" style:font-weight-complex="bold"/>
    </style:style>
    <style:style style:name="T16" style:family="text">
      <style:text-properties fo:font-weight="bold" officeooo:rsid="003f50e8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382c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43a38" style:font-weight-asian="normal" style:font-weight-complex="normal"/>
    </style:style>
    <style:style style:name="T21" style:family="text">
      <style:text-properties fo:font-weight="normal" officeooo:rsid="003153e7" style:font-weight-asian="normal" style:font-weight-complex="normal"/>
    </style:style>
    <style:style style:name="T22" style:family="text">
      <style:text-properties fo:font-weight="normal" officeooo:rsid="003f50e8" style:font-weight-asian="normal" style:font-weight-complex="normal"/>
    </style:style>
    <style:style style:name="T23" style:family="text">
      <style:text-properties fo:font-weight="normal" officeooo:rsid="0044bf7d" style:font-weight-asian="normal" style:font-weight-complex="normal"/>
    </style:style>
    <style:style style:name="T24" style:family="text">
      <style:text-properties fo:font-weight="normal" officeooo:rsid="0046a7d7" style:font-weight-asian="normal" style:font-weight-complex="normal"/>
    </style:style>
    <style:style style:name="T25" style:family="text">
      <style:text-properties fo:font-weight="normal" officeooo:rsid="004ef4c7" style:font-weight-asian="normal" style:font-weight-complex="normal"/>
    </style:style>
    <style:style style:name="T26" style:family="text">
      <style:text-properties fo:font-weight="normal" officeooo:rsid="004ff8b9" style:font-weight-asian="normal" style:font-weight-complex="normal"/>
    </style:style>
    <style:style style:name="T27" style:family="text">
      <style:text-properties officeooo:rsid="002865e9"/>
    </style:style>
    <style:style style:name="T28" style:family="text">
      <style:text-properties officeooo:rsid="002f6230"/>
    </style:style>
    <style:style style:name="T29" style:family="text">
      <style:text-properties officeooo:rsid="0033bd13"/>
    </style:style>
    <style:style style:name="T30" style:family="text">
      <style:text-properties officeooo:rsid="003d57ff"/>
    </style:style>
    <style:style style:name="T31" style:family="text">
      <style:text-properties officeooo:rsid="003f50e8"/>
    </style:style>
    <style:style style:name="T32" style:family="text">
      <style:text-properties officeooo:rsid="003f71b2"/>
    </style:style>
    <style:style style:name="T33" style:family="text">
      <style:text-properties officeooo:rsid="0042ff0b"/>
    </style:style>
    <style:style style:name="T34" style:family="text">
      <style:text-properties officeooo:rsid="0046ee80"/>
    </style:style>
    <style:style style:name="T35" style:family="text">
      <style:text-properties officeooo:rsid="004d555e"/>
    </style:style>
    <style:style style:name="T36" style:family="text">
      <style:text-properties officeooo:rsid="005232b9"/>
    </style:style>
    <style:style style:name="T37" style:family="text">
      <style:text-properties officeooo:rsid="0052e6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/text:p>
          </table:table-cell>
        </table:table-row>
        <table:table-row>
          <table:table-cell table:style-name="Table4.A2" office:value-type="string">
            <text:p text:style-name="P21"><text:span text:style-name="T14">Nom : </text:span><text:span text:style-name="T22">Inscription</text:span><text:span text:style-name="T19"> (package : interface </text:span><text:span text:style-name="T20">client</text:span><text:span text:style-name="T19">)</text:span></text:p>
            <text:p text:style-name="P22"><text:span text:style-name="T14">Acteur </text:span>: Client</text:p>
            <text:p text:style-name="P4"><text:span text:style-name="Strong_20_Emphasis"><text:span text:style-name="T5">Description</text:span></text:span><text:span text:style-name="T11"> </text:span><text:span text:style-name="T6">: L</text:span><text:span text:style-name="T7">’</text:span><text:span text:style-name="T8">utilisateur doit pouvoir s’inscrire rapidement sur la plateforme « OC PIZZA »</text:span></text:p>
            <text:p text:style-name="P23"/>
            <text:p text:style-name="P24"><text:span text:style-name="T14">Auteur </text:span>:<text:span text:style-name="T30">Thomas</text:span></text:p>
            <text:p text:style-name="P24"><text:span text:style-name="T14">Date </text:span>: 1<text:span text:style-name="T12">3</text:span> juillet 2018</text:p>
            <text:p text:style-name="P24"/>
            <text:p text:style-name="P5"><text:span text:style-name="Strong_20_Emphasis"><text:span text:style-name="T5">Pré-conditions</text:span></text:span><text:span text:style-name="T6"> : L</text:span><text:span text:style-name="T7">’</text:span><text:span text:style-name="T8">utilisateur doit être sur le site « OC PIZZA »</text:span></text:p>
            <text:p text:style-name="P4"><text:span text:style-name="Strong_20_Emphasis"><text:span text:style-name="T5">Démarrage</text:span></text:span><text:span text:style-name="T6"> : L’utilisateur </text:span><text:span text:style-name="T9">se rend sur l</text:span><text:span text:style-name="T7">a page « </text:span><text:span text:style-name="T10">inscription</text:span><text:span text:style-name="T7">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4">1 Le </text:span><text:span text:style-name="T15">système</text:span> affiche <text:span text:style-name="T13">les formulaires à remplir</text:span></text:p>
            <text:p text:style-name="P8"><text:span text:style-name="T17">2 l’utilisateur</text:span> <text:span text:style-name="T31">remplit les formulaires</text:span></text:p>
            <text:p text:style-name="P8"><text:span text:style-name="T17">3 l’utilisateur</text:span> <text:span text:style-name="T35">valide sa demande</text:span></text:p>
            <text:p text:style-name="P17">4 <text:span text:style-name="T31">Le système c</text:span><text:span text:style-name="T22">ontrôle les informations et envoie un mail </text:span><text:span text:style-name="T25">à</text:span><text:span text:style-name="T22"> l’adresse </text:span><text:span text:style-name="T24">mail</text:span><text:span text:style-name="T22"> indiqué</text:span><text:span text:style-name="T26">e.</text:span></text:p>
            <text:p text:style-name="P9"><text:span text:style-name="T14">5 </text:span><text:span text:style-name="T16">L’utilisateur </text:span><text:span text:style-name="T22">clique sur le lien du mail.</text:span></text:p>
            <text:p text:style-name="P10"><text:span text:style-name="T14">6 </text:span><text:span text:style-name="T15">Le système</text:span><text:span text:style-name="T18"> accepte la demande d’inscription et valide celle-ci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27">d’exceptions</text:span></text:p>
          </table:table-cell>
        </table:table-row>
        <table:table-row>
          <table:table-cell table:style-name="Table3.A2" office:value-type="string">
            <text:p text:style-name="P18">2.a<text:span text:style-name="T34">1</text:span> L’utilisateur <text:span text:style-name="T32">met en suspend son inscription.</text:span></text:p>
            <text:p text:style-name="P20">2.a.2 le système enregistre dans une base de donné<text:span text:style-name="T36">es</text:span> les informations de façon temporaire</text:p>
            <text:p text:style-name="P18">3.a <text:span text:style-name="T33">L’utilisateur annule sa demande d’inscription</text:span></text:p>
            <text:p text:style-name="P20">3.b le système supprime les informations reçu<text:span text:style-name="T37">es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28">décision</text:span> de l’utilisateur <text:span text:style-name="T30">à l’étape 2</text:span></text:p>
          </table:table-cell>
        </table:table-row>
        <table:table-row>
          <table:table-cell table:style-name="Table5.A2" office:value-type="string">
            <text:p text:style-name="P11">Post condition : </text:p>
            <text:p text:style-name="P11"/>
            <text:list xml:id="list5403880317387727960" text:style-name="L1">
              <text:list-item>
                <text:p text:style-name="P25"><text:span text:style-name="T1">Scénario nominal : </text:span><text:span text:style-name="T12"> L’utilisateur reçoit un second mail lui rappelant ses identifiants et une confirmation d’inscription.</text:span></text:p>
              </text:list-item>
              <text:list-item>
                <text:p text:style-name="P26"><text:span text:style-name="T1">Scénario d’exception : </text:span><text:span text:style-name="T2">2.a L’utilisateur reçoit un mail avec </text:span><text:span text:style-name="T3">lequel</text:span><text:span text:style-name="T2"> il pourra reprendre son inscription plus tardivement.</text:span></text:p>
              </text:list-item>
              <text:list-item>
                <text:p text:style-name="P27"><text:span text:style-name="T2">S</text:span><text:span text:style-name="T1">cénario d’exception : 3.a Un message confirmation l’annulation est envoyé</text:span><text:span text:style-name="T4">e</text:span><text:span text:style-name="T1"> à l’utilisateu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Ergonomie :</text:p>
            <text:p text:style-name="P16">D<text:span text:style-name="T29">es aides au remplissage des formulaires seront proposées aux clients. (ville, date etc.). Des fenêtres pop-up seront affichées pour éviter à l’utilisateur de fausses manipulations (confirmations validation/annulation etc...)</text:span></text:p>
            <text:p text:style-name="P15"/>
          </table:table-cell>
        </table:table-row>
        <table:table-row>
          <table:table-cell table:style-name="Table1.A2" office:value-type="string">
            <text:p text:style-name="P12">Performance attendue</text:p>
            <text:p text:style-name="P19"><text:span text:style-name="T21">-L’envoi d</text:span><text:span text:style-name="T23">es </text:span><text:span text:style-name="T21">mail</text:span><text:span text:style-name="T23">s</text:span><text:span text:style-name="T21"> ne devra pas excéder 2 minutes.</text:span></text:p>
          </table:table-cell>
        </table:table-row>
        <table:table-row table:style-name="Table1.3">
          <table:table-cell table:style-name="Table1.A3" office:value-type="string">
            <text:p text:style-name="P1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43:42.725655929</dc:date>
    <meta:editing-duration>PT1H35M40S</meta:editing-duration>
    <meta:editing-cycles>60</meta:editing-cycles>
    <meta:generator>LibreOffice/5.1.6.2$Linux_X86_64 LibreOffice_project/10m0$Build-2</meta:generator>
    <meta:document-statistic meta:table-count="5" meta:image-count="0" meta:object-count="0" meta:page-count="2" meta:paragraph-count="29" meta:word-count="250" meta:character-count="1649" meta:non-whitespace-character-count="1429"/>
  </office:meta>
</office:document-meta>
</file>